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06E35EF2D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Qt GUI Development in Python</text:span></text:p>
          </draw:text-box>
        </draw:frame>
        <draw:frame draw:style-name="gr1" draw:text-style-name="P2" draw:layer="layout" svg:width="16.556cm" svg:height="1.204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Qt?</text:p>
              </text:list-item>
              <text:list-item>
                <text:p>PySide Vs PyQt</text:p>
              </text:list-item>
              <text:list-item>
                <text:p>Widgets</text:p>
              </text:list-item>
              <text:list-item>
                <text:p>Events/Signals</text:p>
              </text:list-item>
              <text:list-item>
                <text:p>Plotting (Matplotlib and PyQtGraph</text:p>
              </text:list-item>
              <text:list-item>
                <text:p>Normal Vs Controller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1.673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6:26:53.33</meta:creation-date>
    <meta:editing-duration>PT2H55M41S</meta:editing-duration>
    <meta:editing-cycles>60</meta:editing-cycles>
    <meta:generator>LibreOffice/4.2.8.2$Linux_X86_64 LibreOffice_project/420m0$Build-2</meta:generator>
    <dc:date>2016-05-18T19:24:19.941117239</dc:date>
    <meta:document-statistic meta:object-count="35"/>
  </office:meta>
</office:document-meta>
</file>